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2057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text-properties officeooo:rsid="000c7d84" officeooo:paragraph-rsid="000c7d84"/>
    </style:style>
    <style:style style:name="P5" style:family="paragraph" style:parent-style-name="Standard">
      <style:text-properties officeooo:rsid="000d5b94" officeooo:paragraph-rsid="000d5b94"/>
    </style:style>
    <style:style style:name="P6" style:family="paragraph" style:parent-style-name="Standard">
      <style:text-properties officeooo:rsid="00439789" officeooo:paragraph-rsid="00120575"/>
    </style:style>
    <style:style style:name="P7" style:family="paragraph" style:parent-style-name="Standard">
      <style:text-properties officeooo:rsid="00452506" officeooo:paragraph-rsid="00120575"/>
    </style:style>
    <style:style style:name="P8" style:family="paragraph" style:parent-style-name="Standard">
      <style:text-properties officeooo:rsid="0046de91" officeooo:paragraph-rsid="00120575"/>
    </style:style>
    <style:style style:name="P9" style:family="paragraph" style:parent-style-name="Standard">
      <style:text-properties officeooo:rsid="0048a85e" officeooo:paragraph-rsid="00120575"/>
    </style:style>
    <style:style style:name="P10" style:family="paragraph" style:parent-style-name="Standard">
      <style:text-properties officeooo:rsid="0049da79" officeooo:paragraph-rsid="00120575"/>
    </style:style>
    <style:style style:name="P11" style:family="paragraph" style:parent-style-name="Standard">
      <style:text-properties officeooo:rsid="004b2336" officeooo:paragraph-rsid="00120575"/>
    </style:style>
    <style:style style:name="P12" style:family="paragraph" style:parent-style-name="Standard">
      <style:text-properties officeooo:rsid="004cfd1a" officeooo:paragraph-rsid="00120575"/>
    </style:style>
    <style:style style:name="P13" style:family="paragraph" style:parent-style-name="Text_20_body">
      <style:text-properties officeooo:rsid="000c7d84" officeooo:paragraph-rsid="000c7d84"/>
    </style:style>
    <style:style style:name="P14" style:family="paragraph" style:parent-style-name="Text_20_body">
      <style:text-properties officeooo:rsid="00146aeb" officeooo:paragraph-rsid="00146aeb"/>
    </style:style>
    <style:style style:name="P15" style:family="paragraph" style:parent-style-name="Text_20_body">
      <style:text-properties fo:font-weight="bold" officeooo:rsid="00146aeb" officeooo:paragraph-rsid="00146aeb" style:font-weight-asian="bold" style:font-weight-complex="bold"/>
    </style:style>
    <style:style style:name="P16" style:family="paragraph" style:parent-style-name="Text_20_body">
      <style:text-properties officeooo:rsid="0016e608" officeooo:paragraph-rsid="00146aeb"/>
    </style:style>
    <style:style style:name="P17" style:family="paragraph" style:parent-style-name="Preformatted_20_Text">
      <style:text-properties officeooo:rsid="000b79ae" officeooo:paragraph-rsid="000b79ae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Text_20_body">
      <style:paragraph-properties fo:break-before="page"/>
      <style:text-properties fo:font-weight="bold" officeooo:rsid="00146aeb" officeooo:paragraph-rsid="00146aeb" style:font-weight-asian="bold" style:font-weight-complex="bold"/>
    </style:style>
    <style:style style:name="P22" style:family="paragraph" style:parent-style-name="Standard" style:list-style-name="L1"/>
    <style:style style:name="P23" style:family="paragraph" style:parent-style-name="Standard">
      <style:text-properties officeooo:rsid="000d5b94" officeooo:paragraph-rsid="000d5b94"/>
    </style:style>
    <style:style style:name="P24" style:family="paragraph" style:parent-style-name="Text_20_body">
      <style:text-properties officeooo:rsid="00182b3e" officeooo:paragraph-rsid="00182b3e"/>
    </style:style>
    <style:style style:name="T1" style:family="text">
      <style:text-properties officeooo:rsid="0046de91"/>
    </style:style>
    <style:style style:name="T2" style:family="text">
      <style:text-properties officeooo:rsid="0048a85e"/>
    </style:style>
    <style:style style:name="T3" style:family="text">
      <style:text-properties officeooo:rsid="00182b3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rando Código com Bake no CakePHP 3</text:p>
      <text:p text:style-name="Standard"/>
      <text:p text:style-name="Standard"/>
      <text:p text:style-name="Standard"><text:a xlink:type="simple" xlink:href="http://book.cakephp.org/3.0/en/bake.html" text:style-name="Internet_20_link" text:visited-style-name="Visited_20_Internet_20_Link">http://book.cakephp.org/3.0/en/bake.html</text:a></text:p>
      <text:p text:style-name="Standard"/>
      <text:p text:style-name="Standard">A console bake do CakePHP é um outro esforço para que você esteja rodando o CakePHP rapidamente. A console do bake pode criar qualquer um dos códigos básicos do CakePHP: models, behaviors, views, helpers, controllers, components, test cases, fixtures e plugins. E não estamos falando apenas de esqueletos de classes, o bake pode criar uma aplicação inteiramente funcional em poucos minutos.</text:p>
      <text:p text:style-name="Standard"/>
      <text:p text:style-name="P1"/>
      <text:p text:style-name="P1">Pré-requisitos</text:p>
      <text:p text:style-name="Standard"/>
      <text:p text:style-name="Standard">A console do bake requer:</text:p>
      <text:p text:style-name="Standard">- PHP CLI</text:p>
      <text:p text:style-name="Standard">- extensão intl</text:p>
      <text:p text:style-name="Standard">- Pelo menos um SGBD instalado e configurado na aplicação atual</text:p>
      <text:p text:style-name="Standard"/>
      <text:p text:style-name="P1"/>
      <text:p text:style-name="P1">Instalação</text:p>
      <text:p text:style-name="Standard"/>
      <text:p text:style-name="Standard">O bake já vem instalado por padrão, mas se precisar instalar use o comando:</text:p>
      <text:p text:style-name="Preformatted_20_Text">composer require --dev cakephp/bake:~1.0</text:p>
      <text:p text:style-name="Preformatted_20_Text"/>
      <text:p text:style-name="P17">ou</text:p>
      <text:p text:style-name="Standard"/>
      <text:p text:style-name="P18"><text:span text:style-name="Source_20_Text">php composer.phar require --dev cakephp/bake:dev-master</text:span></text:p>
      <text:p text:style-name="Standard">Comandos disponíveis do bake. Execute:</text:p>
      <text:p text:style-name="Standard"/>
      <text:p text:style-name="Standard">bin\cake bake</text:p>
      <text:p text:style-name="Standard"/>
      <text:p text:style-name="Standard">- all</text:p>
      <text:p text:style-name="Standard">- behavior</text:p>
      <text:p text:style-name="Standard">- cell</text:p>
      <text:p text:style-name="Standard">- component</text:p>
      <text:p text:style-name="Standard">- controller</text:p>
      <text:p text:style-name="Standard">- fixture</text:p>
      <text:p text:style-name="Standard">- form</text:p>
      <text:p text:style-name="Standard">- helper</text:p>
      <text:p text:style-name="Standard">- model</text:p>
      <text:p text:style-name="Standard">- plugin</text:p>
      <text:p text:style-name="Standard">- shell</text:p>
      <text:p text:style-name="Standard">- template</text:p>
      <text:p text:style-name="Standard">- test</text:p>
      <text:p text:style-name="Standard"/>
      <text:p text:style-name="Standard">Usando `cake bake [name]` podemos invocar uma tarefa especificada pelo name.</text:p>
      <text:p text:style-name="Standard"/>
      <text:p text:style-name="Standard">Exemplo:</text:p>
      <text:p text:style-name="Standard">bin\cake bake all [name]</text:p>
      <text:p text:style-name="Standard"/>
      <text:p text:style-name="Standard"/>
      <text:p text:style-name="P19">Ajuda</text:p>
      <text:p text:style-name="Standard">bin/cake bake controller --help</text:p>
      <text:p text:style-name="Standard"/>
      <text:p text:style-name="P6">O bake é uma ferramenta espetacular. Veja que com apenas um comando geramos o aplicativo.</text:p>
      <text:p text:style-name="P6">Com ele podemos fazer muto:</text:p>
      <text:p text:style-name="P6"/>
      <text:p text:style-name="P6">Gerar um controller:</text:p>
      <text:p text:style-name="P6">bin/cake bake controller Clientes</text:p>
      <text:p text:style-name="P6"/>
      <text:p text:style-name="P6">Gerar controller sem actions:</text:p>
      <text:p text:style-name="P6">bin\cake bake controller --no-actions Clientes</text:p>
      <text:p text:style-name="P6"/>
      <text:p text:style-name="P7">Gerar <text:span text:style-name="T1">Componente</text:span></text:p>
      <text:p text:style-name="P6">bin/cake bake co<text:span text:style-name="T1">mponent</text:span> <text:span text:style-name="T1">Calculo</text:span></text:p>
      <text:p text:style-name="P6"/>
      <text:p text:style-name="P6">Gerar um Template</text:p>
      <text:p text:style-name="P6">bin/cake bake template Clientes</text:p>
      <text:p text:style-name="P6"/>
      <text:p text:style-name="P8">Gerar Helper</text:p>
      <text:p text:style-name="P6">bin/cake bake <text:span text:style-name="T1">helper MeuForm</text:span></text:p>
      <text:p text:style-name="P6"/>
      <text:p text:style-name="P9">Gerar Cell</text:p>
      <text:p text:style-name="P6">bin/cake bake <text:span text:style-name="T2">cell MinhaCelula</text:span></text:p>
      <text:p text:style-name="P6"/>
      <text:p text:style-name="P9">Gerar Form</text:p>
      <text:p text:style-name="P9">bin/cake bake form MeuForm</text:p>
      <text:p text:style-name="P9"/>
      <text:p text:style-name="P6">Gerar um Model</text:p>
      <text:p text:style-name="P6">bin/cake bake model Clientes</text:p>
      <text:p text:style-name="P6"/>
      <text:p text:style-name="P10">Gerar Behavior</text:p>
      <text:p text:style-name="P10">bin/cake bake behavior MeuBehavior</text:p>
      <text:p text:style-name="P6"/>
      <text:p text:style-name="P9">Observe as mensagens para saber em que diretório está sendo criado.</text:p>
      <text:p text:style-name="P9"/>
      <text:p text:style-name="P11">Ajuda</text:p>
      <text:p text:style-name="P11">bin/cake bake controller --help</text:p>
      <text:p text:style-name="P11"/>
      <text:p text:style-name="P12">Existem alguns recursos que não são gerados ou auxiliados pelo bake, como o element.</text:p>
      <text:p text:style-name="P12"/>
      <text:p text:style-name="P2"/>
      <text:p text:style-name="P1">Geração de todo o código: controllers, models e templates e testes</text:p>
      <text:p text:style-name="Standard">bin/cake bake all clientes</text:p>
      <text:p text:style-name="Standard">bin/cake bake all users</text:p>
      <text:p text:style-name="Standard"/>
      <text:p text:style-name="P1"/>
      <text:p text:style-name="P1">Apenas controller, model e template</text:p>
      <text:p text:style-name="Standard">bin/cake bake controller clientes</text:p>
      <text:p text:style-name="Standard">bin/cake bake model clientes</text:p>
      <text:p text:style-name="Standard">bin/cake bake template clientes</text:p>
      <text:p text:style-name="Standard"/>
      <text:p text:style-name="P1"><text:soft-page-break/>Plugins</text:p>
      <text:p text:style-name="Standard"/>
      <text:p text:style-name="Standard">Criar plugin ContactManager com tabela contacts</text:p>
      <text:p text:style-name="Standard"/>
      <text:p text:style-name="Standard">cd /backup/www/cake/blog</text:p>
      <text:p text:style-name="Standard">bin/cake bake plugin ContactManager</text:p>
      <text:p text:style-name="Standard">bin/cake bake controller --plugin ContactManager Contacts</text:p>
      <text:p text:style-name="Standard">bin/cake bake model --plugin ContactManager Contacts</text:p>
      <text:p text:style-name="Standard">bin/cake bake template --plugin ContactManager Contacts</text:p>
      <text:p text:style-name="Standard"/>
      <text:p text:style-name="P1"/>
      <text:p text:style-name="P1">Atualizando</text:p>
      <text:p text:style-name="Standard">composer dumpautoload</text:p>
      <text:p text:style-name="Standard"/>
      <text:p text:style-name="P1"/>
      <text:p text:style-name="P1">Componente</text:p>
      <text:p text:style-name="Standard">bin\cake bake component Calculo</text:p>
      <text:p text:style-name="Standard"/>
      <text:p text:style-name="P1"/>
      <text:p text:style-name="P1">Migrate</text:p>
      <text:p text:style-name="Standard">bin/cake migrations</text:p>
      <text:p text:style-name="Standard">bin/cake migrations migrate</text:p>
      <text:p text:style-name="Standard">bin/cake migrations status --plugin PluginName</text:p>
      <text:p text:style-name="Standard"/>
      <text:p text:style-name="P1"/>
      <text:p text:style-name="P1">Criar plugin usando o bake:</text:p>
      <text:p text:style-name="Standard">O banco precisa ter uma tabela chamada Contacts</text:p>
      <text:p text:style-name="Standard"/>
      <text:p text:style-name="Standard">cd /backup/www/cake/blog</text:p>
      <text:p text:style-name="Standard">bin/cake bake plugin ContactManager</text:p>
      <text:p text:style-name="Standard">bin/cake bake controller --plugin ContactManager Contacts</text:p>
      <text:p text:style-name="Standard">bin/cake bake model --plugin ContactManager Contacts</text:p>
      <text:p text:style-name="Standard">bin/cake bake template --plugin ContactManager Contacts</text:p>
      <text:p text:style-name="Standard"/>
      <text:p text:style-name="P1"/>
      <text:p text:style-name="P1">Gerando código para Área Administrativa</text:p>
      <text:p text:style-name="Standard"/>
      <text:p text:style-name="Standard">Criar aplicativo para cadastro de clientes com área administrativa acessada somente por alguns usuários.</text:p>
      <text:p text:style-name="Standard"/>
      <text:p text:style-name="P1"/>
      <text:p text:style-name="P1">Criar o controller para o Admin:</text:p>
      <text:p text:style-name="Standard">bin\cake bake controller --no-actions --prefix Admin Home</text:p>
      <text:p text:style-name="Standard"/>
      <text:p text:style-name="P1"/>
      <text:p text:style-name="P1">Criar o controller para o Site</text:p>
      <text:p text:style-name="Standard">bin\cake bake controller --no-actions --prefix Site Home</text:p>
      <text:p text:style-name="Standard"/>
      <text:p text:style-name="P1"/>
      <text:p text:style-name="P1"/>
      <text:p text:style-name="P20">Criar um CRUD para o Admin:</text:p>
      <text:p text:style-name="Standard"/>
      <text:p text:style-name="Standard">Configure o banco de dados no config/app.php</text:p>
      <text:p text:style-name="Standard"/>
      <text:p text:style-name="Standard">Criar código para gerar classe</text:p>
      <text:p text:style-name="Standard">bin\cake bake migration CreateUsers nome:string email:string created modified</text:p>
      <text:p text:style-name="Standard"/>
      <text:p text:style-name="P1"/>
      <text:p text:style-name="P1">Criar tabela com código acima</text:p>
      <text:p text:style-name="Standard">bin\cake migrations migrate</text:p>
      <text:p text:style-name="Standard"/>
      <text:p text:style-name="P1"/>
      <text:p text:style-name="P1">Gerar o Scaffold para Usuários</text:p>
      <text:p text:style-name="Standard">bin\cake bake all Users --prefix Admin</text:p>
      <text:p text:style-name="Standard"/>
      <text:p text:style-name="Standard"/>
      <text:p text:style-name="P1">Criar outros usos para o Bake:</text:p>
      <text:p text:style-name="Standard"/>
      <text:p text:style-name="Standard">Configurar o banco de dados</text:p>
      <text:p text:style-name="Standard"/>
      <text:p text:style-name="Standard">Configurar a carga de plugin</text:p>
      <text:p text:style-name="Standard"/>
      <text:p text:style-name="Standard">Criar:</text:p>
      <text:list xml:id="list6914321811450532481" text:style-name="L1">
        <text:list-item>
          <text:p text:style-name="P22">model</text:p>
        </text:list-item>
        <text:list-item>
          <text:p text:style-name="P22">controller</text:p>
        </text:list-item>
      </text:list>
      <text:p text:style-name="Standard"/>
      <text:p text:style-name="Preformatted_20_Text"><text:span text:style-name="Source_20_Text">bin/cake bake controller comments --force</text:span></text:p>
      <text:p text:style-name="Standard"/>
      <text:list xml:id="list95421750755619" text:continue-numbering="true" text:style-name="L1">
        <text:list-item>
          <text:p text:style-name="P22">controller sem actions</text:p>
        </text:list-item>
        <text:list-item>
          <text:p text:style-name="P22">action</text:p>
        </text:list-item>
        <text:list-item>
          <text:p text:style-name="P22">view/template</text:p>
        </text:list-item>
        <text:list-item>
          <text:p text:style-name="P22">helper</text:p>
        </text:list-item>
        <text:list-item>
          <text:p text:style-name="P22">element</text:p>
        </text:list-item>
        <text:list-item>
          <text:p text:style-name="P22">component</text:p>
        </text:list-item>
        <text:list-item>
          <text:p text:style-name="P22">criar validações interaticamente</text:p>
        </text:list-item>
        <text:list-item>
          <text:p text:style-name="P22">mudar/criar displayField</text:p>
        </text:list-item>
        <text:list-item>
          <text:p text:style-name="P22">Criar admin</text:p>
        </text:list-item>
      </text:list>
      <text:p text:style-name="Standard"/>
      <text:p text:style-name="P1"/>
      <text:p text:style-name="P1">Usar migrações</text:p>
      <text:p text:style-name="Standard"/>
      <text:p text:style-name="Standard">Criar migrações</text:p>
      <text:p text:style-name="Standard"/>
      <text:p text:style-name="Standard">bin\cake migrations create CreateUsersTable</text:p>
      <text:p text:style-name="Standard">bin\cake migrations create CreateGroupsTable</text:p>
      <text:p text:style-name="Standard"/>
      <text:p text:style-name="Standard">Criar tabelas</text:p>
      <text:p text:style-name="Standard">bin\cake migrations migrate</text:p>
      <text:p text:style-name="Standard"/>
      <text:p text:style-name="Standard"/>
      <text:p text:style-name="P1"/>
      <text:p text:style-name="P20">Usar Composer</text:p>
      <text:p text:style-name="Standard"/>
      <text:p text:style-name="P1">Instalar CakePHP</text:p>
      <text:p text:style-name="Standard">composer create-project –prefer-dist cakephp/app nopeapp</text:p>
      <text:p text:style-name="Standard"/>
      <text:p text:style-name="Standard">chmod 550 bin\cake</text:p>
      <text:p text:style-name="Standard"/>
      <text:p text:style-name="Standard"/>
      <text:p text:style-name="P5"><text:span text:style-name="T4">Garantir que não use cache:</text:span></text:p>
      <text:p text:style-name="P5"/>
      <text:p text:style-name="P24">Você deve precisar regerar suas classes model e limpar o cache:</text:p>
      <text:p text:style-name="Text_20_body">bin/cake bake model coment<text:span text:style-name="T3">ario</text:span>s –force<text:line-break/>bin/cake bake model <text:span text:style-name="T3">erro</text:span>s –force<text:line-break/>bin/cake orm_cache clear</text:p>
      <text:p text:style-name="Text_20_body"/>
      <text:p text:style-name="P15"/>
      <text:p text:style-name="P21">Customizar o Bake</text:p>
      <text:p text:style-name="P14">Se quizermos customizar o emplate do bake apenas para um certo controler, como o</text:p>
      <text:p text:style-name="P14">Servidores, para que o bake gere para o mesmo somente os actions: index(), view() e add(), alteramos o código do config/bootstrap_cli.php para algo assim:</text:p>
      <text:p text:style-name="P14">&lt;?php</text:p>
      <text:p text:style-name="P14">use Cake\Event\Event;</text:p>
      <text:p text:style-name="P14">use Cake\Event\EventManager;</text:p>
      <text:p text:style-name="P14">use Cake\Utility\Hash;</text:p>
      <text:p text:style-name="P14">EventManager::instance()-&gt;attach(function (Event $event) {</text:p>
      <text:p text:style-name="P14"><text:s text:c="4"/>$view = $event-&gt;subject;</text:p>
      <text:p text:style-name="P14"><text:s text:c="4"/>$name = Hash::get($view-&gt;viewVars, 'name');</text:p>
      <text:p text:style-name="P14"><text:s text:c="4"/>$isController = strpos($event-&gt;data[0], 'Bake/Controller/controller.ctp') !== false;</text:p>
      <text:p text:style-name="P14"><text:s text:c="4"/>if ($isController !== false &amp;&amp; $name == 'Servidores') {</text:p>
      <text:p text:style-name="P14"><text:s text:c="8"/>$view-&gt;viewVars['actions'] = ['index', 'view', 'add'];</text:p>
      <text:p text:style-name="P14"><text:s text:c="4"/>}</text:p>
      <text:p text:style-name="P14"><text:s text:c="4"/>if ($isController &amp;&amp; $name == 'Comentarios') {</text:p>
      <text:p text:style-name="P14"><text:s text:c="8"/>$view-&gt;viewVars['actions'] = ['add'];</text:p>
      <text:p text:style-name="P14"><text:s text:c="4"/>}</text:p>
      <text:p text:style-name="P14">}, 'Bake.beforeRender');</text:p>
      <text:p text:style-name="P14">?&gt;</text:p>
      <text:p text:style-name="P14">Este código deve:</text:p>
      <text:p text:style-name="P14">- Anexar ao evento Bake.beforeRender, que permite modificar qualquer dado indo</text:p>
      <text:p text:style-name="P14">para o template/view</text:p>
      <text:p text:style-name="P14">- Receber o nome do template</text:p>
      <text:p text:style-name="P14">- Caso o nome do arquivo termine com Bake/Controller/controller.ctp, o template</text:p>
      <text:p text:style-name="P14">usado sendo o Servidores, gerará apenas os referidos actions.</text:p>
      <text:p text:style-name="P14">- Também adicionamos somente o action add() caso o controller seja Comentários.</text:p>
      <text:p text:style-name="P14">Mais detalhes no artigo do José Gonzales em:</text:p>
      <text:p text:style-name="P14"><text:a xlink:type="simple" xlink:href="http://josediazgonzalez.com/2014/12/03/customizing-bake-and-installing-plugins-with-cakephp-3/" text:style-name="Internet_20_link" text:visited-style-name="Visited_20_Internet_20_Link">http://josediazgonzalez.com/2014/12/03/customizing-bake-and-installing-plugins-with-cakephp-3/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8:33:09.734000000</meta:creation-date>
    <dc:date>2017-04-23T09:54:20.090354215</dc:date>
    <meta:editing-duration>PT2H3M57S</meta:editing-duration>
    <meta:editing-cycles>36</meta:editing-cycles>
    <meta:generator>LibreOffice/4.3.3.2$Linux_X86_64 LibreOffice_project/430m0$Build-2</meta:generator>
    <dc:creator>Ribamar FS</dc:creator>
    <meta:document-statistic meta:table-count="0" meta:image-count="0" meta:object-count="0" meta:page-count="6" meta:paragraph-count="157" meta:word-count="778" meta:character-count="5447" meta:non-whitespace-character-count="4811"/>
  </office:meta>
</office:document-meta>
</file>